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top="0in" fo:margin-bottom="0in" loext:contextual-spacing="true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officeooo:rsid="000c1414" officeooo:paragraph-rsid="000c1414"/>
    </style:style>
    <style:style style:name="P4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officeooo:rsid="000d5612" officeooo:paragraph-rsid="000d5612"/>
    </style:style>
    <style:style style:name="P5" style:family="paragraph" style:parent-style-name="Standard">
      <style:paragraph-properties fo:margin-top="0in" fo:margin-bottom="0in" loext:contextual-spacing="false"/>
      <style:text-properties officeooo:rsid="000c1414" officeooo:paragraph-rsid="000c1414"/>
    </style:style>
    <style:style style:name="P6" style:family="paragraph" style:parent-style-name="Standard">
      <style:paragraph-properties fo:margin-top="0in" fo:margin-bottom="0in" loext:contextual-spacing="false"/>
      <style:text-properties style:text-underline-style="none" officeooo:rsid="000d5612" officeooo:paragraph-rsid="000d5612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.4917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d7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GitHub</text:span></text:p>
      <text:p text:style-name="Standard"/>
      <text:p text:style-name="P2"><text:span text:style-name="T2">Repository:</text:span></text:p>
      <text:p text:style-name="P7">- a place to store projects</text:p>
      <text:p text:style-name="P2"><text:tab/>- recommeded to include a readme file</text:p>
      <text:p text:style-name="P2"><text:bookmark text:name="_GoBack"/></text:p>
      <text:p text:style-name="P2"><text:span text:style-name="T2">Commits:</text:span></text:p>
      <text:list xml:id="list4064997024" text:style-name="WWNum2">
        <text:list-item>
          <text:p text:style-name="P1">it’s used, to save changes in the local repository</text:p>
        </text:list-item>
        <text:list-item>
          <text:p text:style-name="P1">it only saves a new commit object in the local Git repository</text:p>
        </text:list-item>
      </text:list>
      <text:p text:style-name="P2"/>
      <text:p text:style-name="P2"><text:span text:style-name="T2">Push:</text:span></text:p>
      <text:list xml:id="list150024735673644" text:continue-numbering="true" text:style-name="WWNum2">
        <text:list-item>
          <text:p text:style-name="P1">push commits made in local branch, to remote repository </text:p>
        </text:list-item>
      </text:list>
      <text:p text:style-name="P2"/>
      <text:p text:style-name="P3">Create a branch:</text:p>
      <text:p text:style-name="P5"><text:tab/>- to work safely on new features</text:p>
      <text:p text:style-name="P5">- an alternate timeline where changes and experiments safely can be done</text:p>
      <text:p text:style-name="P5"/>
      <text:p text:style-name="P5"/>
      <text:p text:style-name="P4">Pull request:</text:p>
      <text:p text:style-name="P6"><text:tab/>- when ready to collaborate with the applied changes with the team</text:p>
      <text:p text:style-name="P6"><text:tab/>- <text:span text:style-name="T3">discuss and review the potential changes with the collaborators</text:span></text:p>
      <text:p text:style-name="P6"><text:tab/>- <text:span text:style-name="T3">add follow up commits if it is needed</text:span></text:p>
      <text:p text:style-name="P6"><text:tab/>- <text:span text:style-name="T3">after it can be merged into the base branc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hu" fo:country="H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libri1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árta Andrási</meta:initial-creator>
    <meta:editing-cycles>7</meta:editing-cycles>
    <meta:creation-date>2020-10-29T06:55:00</meta:creation-date>
    <dc:date>2020-11-20T11:28:23.458000000</dc:date>
    <meta:editing-duration>PT8H34M40S</meta:editing-duration>
    <meta:generator>LibreOffice/6.4.7.2$Windows_X86_64 LibreOffice_project/639b8ac485750d5696d7590a72ef1b496725cfb5</meta:generator>
    <meta:document-statistic meta:table-count="0" meta:image-count="0" meta:object-count="0" meta:page-count="1" meta:paragraph-count="17" meta:word-count="115" meta:character-count="618" meta:non-whitespace-character-count="5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